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CSA HUALLPA, MAICO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661258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OCSA HUALLPA, MAICO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6125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SuperAdmin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5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7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7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2/10/2021</text:p>
          </table:table-cell>
          <table:table-cell table:style-name="Tabla2.A2" office:value-type="string">
            <text:p text:style-name="P7">90905961</text:p>
          </table:table-cell>
          <table:table-cell table:style-name="Tabla2.A2" office:value-type="string">
            <text:p text:style-name="P7">174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ARCO QUISPE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2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13:53:3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